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84mm"/>
    </style:style>
    <style:style style:name="co4" style:family="table-column">
      <style:table-column-properties fo:break-before="auto" style:column-width="69.07mm"/>
    </style:style>
    <style:style style:name="co5" style:family="table-column">
      <style:table-column-properties fo:break-before="auto" style:column-width="53.13mm"/>
    </style:style>
    <style:style style:name="co6" style:family="table-column">
      <style:table-column-properties fo:break-before="auto" style:column-width="72.71mm"/>
    </style:style>
    <style:style style:name="co7" style:family="table-column">
      <style:table-column-properties fo:break-before="auto" style:column-width="40.25mm"/>
    </style:style>
    <style:style style:name="co8" style:family="table-column">
      <style:table-column-properties fo:break-before="auto" style:column-width="17.04mm"/>
    </style:style>
    <style:style style:name="co9" style:family="table-column">
      <style:table-column-properties fo:break-before="auto" style:column-width="50.32mm"/>
    </style:style>
    <style:style style:name="co10" style:family="table-column">
      <style:table-column-properties fo:break-before="auto" style:column-width="17.8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8.82mm" fo:break-before="auto" style:use-optimal-row-height="true"/>
    </style:style>
    <style:style style:name="ro5" style:family="table-row">
      <style:table-row-properties style:row-height="19.93mm" fo:break-before="auto" style:use-optimal-row-height="true"/>
    </style:style>
    <style:style style:name="ro6" style:family="table-row">
      <style:table-row-properties style:row-height="12.52mm" fo:break-before="auto" style:use-optimal-row-height="true"/>
    </style:style>
    <style:style style:name="ro7" style:family="table-row">
      <style:table-row-properties style:row-height="16.23mm" fo:break-before="auto" style:use-optimal-row-height="true"/>
    </style:style>
    <style:style style:name="ro8" style:family="table-row">
      <style:table-row-properties style:row-height="5.47mm" fo:break-before="auto" style:use-optimal-row-height="true"/>
    </style:style>
    <style:style style:name="ta1" style:family="table" style:master-page-name="PageStyle_5f_Aux">
      <style:table-properties table:display="false" style:writing-mode="lr-tb"/>
    </style:style>
    <style:style style:name="ta2" style:family="table" style:master-page-name="PageStyle_5f_Condiciones_20_y_20_Resultad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5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1.76pt solid #008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0.74pt solid #008000" style:diagonal-bl-tr="none" style:diagonal-tl-br="none" fo:border-left="1.76pt solid #008000" fo:padding="0.71mm" fo:border-right="1.76pt solid #008000" style:rotation-align="none" fo:border-top="none"/>
    </style:style>
    <style:style style:name="ce32" style:family="table-cell" style:parent-style-name="Default">
      <style:table-cell-properties fo:border-bottom="0.74pt solid #008000" style:diagonal-bl-tr="none" style:diagonal-tl-br="none" fo:border-left="1.76pt solid #008000" fo:padding="0.71mm" fo:border-right="1.76pt solid #008000" style:rotation-align="none" fo:border-top="0.74pt solid #008000"/>
    </style:style>
    <style:style style:name="ce33" style:family="table-cell" style:parent-style-name="Default">
      <style:table-cell-properties fo:border-bottom="1.76pt solid #008000" style:diagonal-bl-tr="none" style:diagonal-tl-br="none" fo:border-left="1.76pt solid #008000" fo:padding="0.71mm" fo:border-right="1.76pt solid #008000" style:rotation-align="none" fo:border-top="0.74pt solid #008000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 style:data-style-name="N100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cell-protect="protected" style:print-content="true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100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" style:print-content="true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36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#REF!=&quot;Fail&quot;)" style:apply-style-name="Excel_5f_CondFormat_5f_2_5f_1_5f_1" style:base-cell-address="'Condiciones y Resultados'.F18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98mm" fo:min-width="123.6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Estado)" table:allow-empty-cell="true" table:display-list="unsorted" table:base-cell-address="'Condiciones y Resultados'.F39">
          <table:error-message table:message-type="stop" table:display="true"/>
        </table:content-validation>
      </table:content-validations>
      <table:table table:name="Aux" table:style-name="ta1">
        <table:table-column table:style-name="co1" table:number-columns-repeated="64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"/>
          <table:table-cell table:style-name="ce5" office:value-type="string" calcext:value-type="string">
            <text:p>Estado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1" office:value-type="string" calcext:value-type="string">
            <text:p>Ok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2" office:value-type="string" calcext:value-type="string">
            <text:p>Fail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2" office:value-type="string" calcext:value-type="string">
            <text:p>N/A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2"/>
          <table:table-cell table:number-columns-repeated="61"/>
        </table:table-row>
        <table:table-row table:style-name="ro1">
          <table:table-cell table:number-columns-repeated="2"/>
          <table:table-cell table:style-name="ce33"/>
          <table:table-cell table:number-columns-repeated="61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diciones y Resultados" table:style-name="ta2" table:print-ranges="'Condiciones y Resultados'.A1:'Condiciones y Resultados'.G1048576">
        <office:forms form:automatic-focus="false" form:apply-design-mode="false"/>
        <table:table-column table:style-name="co3" table:default-cell-style-name="ce15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42"/>
        <table:table-column table:style-name="co9" table:default-cell-style-name="ce44"/>
        <table:table-column table:style-name="co10" table:number-columns-repeated="247" table:default-cell-style-name="ce44"/>
        <table:table-column table:style-name="co10" table:number-columns-repeated="767" table:default-cell-style-name="Default"/>
        <table:table-row table:style-name="ro2">
          <table:table-cell table:style-name="ce34" office:value-type="string" calcext:value-type="string" table:number-columns-spanned="7" table:number-rows-spanned="1">
            <text:p>Condiciones de Prueba y Resultados Esperados</text:p>
          </table:table-cell>
          <table:covered-table-cell table:number-columns-repeated="6" table:style-name="ce34"/>
          <table:table-cell table:number-columns-repeated="1014"/>
        </table:table-row>
        <table:table-header-rows>
          <table:table-row table:style-name="ro1">
            <table:table-cell table:style-name="ce6"/>
            <table:table-cell table:style-name="ce17"/>
            <table:table-cell table:style-name="ce18" table:number-columns-repeated="3"/>
            <table:table-cell table:style-name="ce39"/>
            <table:table-cell table:style-name="ce19" table:number-columns-repeated="1015"/>
          </table:table-row>
          <table:table-row table:style-name="ro1" table:number-rows-repeated="2">
            <table:table-cell table:style-name="ce7"/>
            <table:table-cell table:style-name="ce18" table:number-columns-repeated="4"/>
            <table:table-cell table:style-name="ce19" table:number-columns-repeated="1016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Cliente:</text:p>
            </table:table-cell>
            <table:table-cell table:style-name="ce77" office:value-type="string" calcext:value-type="string" table:number-columns-spanned="2" table:number-rows-spanned="1">
              <text:p>Profesor</text:p>
            </table:table-cell>
            <table:covered-table-cell table:style-name="ce77"/>
            <table:table-cell table:style-name="ce19" table:number-columns-repeated="1016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Proyecto:</text:p>
            </table:table-cell>
            <table:table-cell table:style-name="ce78" office:value-type="string" calcext:value-type="string" table:number-columns-spanned="2" table:number-rows-spanned="1">
              <text:p>DogWalker</text:p>
            </table:table-cell>
            <table:covered-table-cell table:style-name="ce78"/>
            <table:table-cell table:style-name="ce19" table:number-columns-repeated="1016"/>
          </table:table-row>
        </table:table-header-rows>
        <table:table-row-group>
          <table:table-header-rows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office:annotation draw:style-name="gr1" draw:text-style-name="P2" svg:width="128.68mm" svg:height="19.58mm" svg:x="96.18mm" svg:y="32.26mm" draw:caption-point-x="45.76mm" draw:caption-point-y="3.01mm">
                  <dc:date>2017-10-19T00:00:00</dc:date>
                  <text:p text:style-name="P1"><text:span text:style-name="T1">Original requirement</text:span></text:p>
                </office:annotation>
                <text:p>Código del Requerimiento:</text:p>
              </table:table-cell>
              <table:table-cell table:style-name="ce78" office:value-type="string" calcext:value-type="string" table:number-columns-spanned="2" table:number-rows-spanned="1">
                <text:p>UD5_Tarea Final</text:p>
              </table:table-cell>
              <table:covered-table-cell table:style-name="ce78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Descripción:</text:p>
              </table:table-cell>
              <table:table-cell table:style-name="ce78" table:number-columns-spanned="2" table:number-rows-spanned="1"/>
              <table:covered-table-cell table:style-name="ce78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sponsable del Diseño:</text:p>
              </table:table-cell>
              <table:table-cell table:style-name="ce78" office:value-type="string" calcext:value-type="string" table:number-columns-spanned="2" table:number-rows-spanned="1">
                <text:p>Profesor</text:p>
              </table:table-cell>
              <table:covered-table-cell table:style-name="ce78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Programador:</text:p>
              </table:table-cell>
              <table:table-cell table:style-name="ce78" office:value-type="string" calcext:value-type="string" table:number-columns-spanned="2" table:number-rows-spanned="1">
                <text:p>Daniel Jódar Barbero</text:p>
              </table:table-cell>
              <table:covered-table-cell table:style-name="ce78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visor</text:p>
              </table:table-cell>
              <table:table-cell table:style-name="ce78" office:value-type="string" calcext:value-type="string" table:number-columns-spanned="2" table:number-rows-spanned="1">
                <text:p>Profesor</text:p>
              </table:table-cell>
              <table:covered-table-cell table:style-name="ce78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Fecha de revisión:</text:p>
              </table:table-cell>
              <table:table-cell table:style-name="ce79" office:value-type="date" office:date-value="2024-02-25" calcext:value-type="date" table:number-columns-spanned="2" table:number-rows-spanned="1">
                <text:p>25/02/2024</text:p>
              </table:table-cell>
              <table:covered-table-cell table:style-name="ce79"/>
              <table:table-cell table:style-name="ce19" table:number-columns-repeated="1016"/>
            </table:table-row>
          </table:table-header-rows>
        </table:table-row-group>
        <table:table-header-rows>
          <table:table-row table:style-name="ro1">
            <table:table-cell table:style-name="ce8"/>
            <table:table-cell table:style-name="ce20"/>
            <table:table-cell table:style-name="ce29"/>
            <table:table-cell table:style-name="ce35"/>
            <table:table-cell table:style-name="ce38"/>
            <table:table-cell table:style-name="ce19" table:number-columns-repeated="1016"/>
          </table:table-row>
          <table:table-row table:style-name="ro3">
            <table:table-cell table:style-name="ce9"/>
            <table:table-cell table:style-name="ce21"/>
            <table:table-cell table:style-name="ce30"/>
            <table:table-cell table:style-name="ce36"/>
            <table:table-cell table:style-name="ce30"/>
            <table:table-cell table:style-name="ce40"/>
            <table:table-cell table:style-name="ce43"/>
            <table:table-cell table:style-name="ce45" table:number-columns-repeated="1014"/>
          </table:table-row>
        </table:table-header-rows>
        <table:table-row table:style-name="ro1">
          <table:table-cell table:style-name="ce53"/>
          <table:table-cell table:style-name="ce66" table:number-columns-repeated="6"/>
          <table:table-cell table:style-name="ce22" table:number-columns-repeated="1014"/>
        </table:table-row>
        <table:table-row table:style-name="ro1">
          <table:table-cell table:style-name="ce11"/>
          <table:table-cell table:style-name="ce23"/>
          <table:table-cell table:style-name="ce76" office:value-type="string" calcext:value-type="string" table:number-columns-spanned="5" table:number-rows-spanned="1">
            <text:p>1. Aspecto Visual</text:p>
          </table:table-cell>
          <table:covered-table-cell table:number-columns-repeated="3" table:style-name="ce37"/>
          <table:covered-table-cell table:style-name="ce76"/>
          <table:table-cell table:style-name="ce22" table:number-columns-repeated="1014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</table:table-row>
          <table:table-row table:style-name="ro5">
            <table:table-cell table:style-name="ce13" office:value-type="string" calcext:value-type="string">
              <text:p>1.1</text:p>
            </table:table-cell>
            <table:table-cell table:style-name="ce25" office:value-type="string" calcext:value-type="string">
              <text:p>Aspecto coincidente con el prototipo.</text:p>
            </table:table-cell>
            <table:table-cell table:style-name="ce25"/>
            <table:table-cell table:number-columns-repeated="2" table:style-name="ce25" office:value-type="string" calcext:value-type="string">
              <text:p>El aspecto visual y comportamiento es el mismo que en el prototipo proporcionado por el cliente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  <table:table-row table:style-name="ro6">
            <table:table-cell table:style-name="ce13" office:value-type="string" calcext:value-type="string">
              <text:p>1.2</text:p>
            </table:table-cell>
            <table:table-cell table:style-name="ce25" office:value-type="string" calcext:value-type="string">
              <text:p>Presentación correcta de fechas.</text:p>
            </table:table-cell>
            <table:table-cell table:style-name="ce25"/>
            <table:table-cell table:number-columns-repeated="2" table:style-name="ce25" office:value-type="string" calcext:value-type="string">
              <text:p>Los campos fecha se visualizan con el texto alineado en el centro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  <table:table-row table:style-name="ro6">
            <table:table-cell table:style-name="ce13" office:value-type="string" calcext:value-type="string">
              <text:p>1.3</text:p>
            </table:table-cell>
            <table:table-cell table:style-name="ce25" office:value-type="string" calcext:value-type="string">
              <text:p>Comprobar que los colores empleados en la pantalla son los correctos.</text:p>
            </table:table-cell>
            <table:table-cell table:style-name="ce25"/>
            <table:table-cell table:number-columns-repeated="2" table:style-name="ce25" office:value-type="string" calcext:value-type="string">
              <text:p>La pantalla utiliza los colores estándar de la aplicación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  <table:table-row table:style-name="ro6">
            <table:table-cell table:style-name="ce13" office:value-type="string" calcext:value-type="string">
              <text:p>1.4</text:p>
            </table:table-cell>
            <table:table-cell table:style-name="ce25" office:value-type="string" calcext:value-type="string">
              <text:p>Alineación de etiquetas y campos.</text:p>
            </table:table-cell>
            <table:table-cell table:style-name="ce25"/>
            <table:table-cell table:number-columns-repeated="2" table:style-name="ce25" office:value-type="string" calcext:value-type="string">
              <text:p>Las etiquetas y campos se muestran correctamente alineados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  <table:table-row table:style-name="ro4">
            <table:table-cell table:style-name="ce13" office:value-type="string" calcext:value-type="string">
              <text:p>1.5</text:p>
            </table:table-cell>
            <table:table-cell table:style-name="ce25" office:value-type="string" calcext:value-type="string">
              <text:p>Comprobar que se visualiza el título de la ventana.</text:p>
            </table:table-cell>
            <table:table-cell table:style-name="ce25"/>
            <table:table-cell table:number-columns-repeated="2" table:style-name="ce25" office:value-type="string" calcext:value-type="string">
              <text:p>Se visualiza el título de la ventana. 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</table:table-row-group>
        <table:table-row table:style-name="ro1">
          <table:table-cell table:style-name="ce10"/>
          <table:table-cell table:style-name="ce22" table:number-columns-repeated="1020"/>
        </table:table-row>
        <table:table-row table:style-name="ro1">
          <table:table-cell table:style-name="ce11"/>
          <table:table-cell table:style-name="ce23"/>
          <table:table-cell table:style-name="ce76" office:value-type="string" calcext:value-type="string" table:number-columns-spanned="5" table:number-rows-spanned="1">
            <text:p>2. Validación de Formatos y Visibilidad</text:p>
          </table:table-cell>
          <table:covered-table-cell table:number-columns-repeated="3" table:style-name="ce37"/>
          <table:covered-table-cell table:style-name="ce76"/>
          <table:table-cell table:style-name="ce22" table:number-columns-repeated="1014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</table:table-row>
          <table:table-row table:style-name="ro7">
            <table:table-cell table:style-name="ce13" office:value-type="string" calcext:value-type="string">
              <text:p>2.1</text:p>
            </table:table-cell>
            <table:table-cell table:style-name="ce25" office:value-type="string" calcext:value-type="string">
              <text:p>Introducir valores hasta superar el tamaño máximo del campo.</text:p>
            </table:table-cell>
            <table:table-cell table:style-name="ce25"/>
            <table:table-cell table:number-columns-repeated="2" table:style-name="ce25" office:value-type="string" calcext:value-type="string">
              <text:p>Se muestra un mensaje de “Error” indicando el tamaño máximo del campo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</table:table-row>
          <table:table-row table:style-name="ro6">
            <table:table-cell table:style-name="ce13" office:value-type="string" calcext:value-type="string">
              <text:p>2.2</text:p>
            </table:table-cell>
            <table:table-cell table:style-name="ce25" office:value-type="string" calcext:value-type="string">
              <text:p>Dejar un campo requerido sin informar.</text:p>
            </table:table-cell>
            <table:table-cell table:style-name="ce25"/>
            <table:table-cell table:number-columns-repeated="2" table:style-name="ce25" office:value-type="string" calcext:value-type="string">
              <text:p>Se muestra un mensaje de “Error” indicando que el campo es obligatorio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</table:table-row>
          <table:table-row table:style-name="ro6">
            <table:table-cell table:style-name="ce13" office:value-type="string" calcext:value-type="string">
              <text:p>2.3</text:p>
            </table:table-cell>
            <table:table-cell table:style-name="ce25" office:value-type="string" calcext:value-type="string">
              <text:p>Introducir un rango de fecha no válido.</text:p>
            </table:table-cell>
            <table:table-cell table:style-name="ce25"/>
            <table:table-cell table:number-columns-repeated="2" table:style-name="ce25" office:value-type="string" calcext:value-type="string">
              <text:p>Se muestra un mensaje de “Error” mostrando el mensaje correspondiente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8" table:number-columns-repeated="1014"/>
          </table:table-row>
          <table:table-row table:style-name="ro5">
            <table:table-cell table:style-name="ce13" office:value-type="string" calcext:value-type="string">
              <text:p>2.4</text:p>
            </table:table-cell>
            <table:table-cell table:style-name="ce25" office:value-type="string" calcext:value-type="string">
              <text:p>Introducir valores correctos para cada campo.</text:p>
            </table:table-cell>
            <table:table-cell table:style-name="ce25" office:value-type="string" calcext:value-type="string">
              <text:p>Pulsar el botón correspondiente.</text:p>
            </table:table-cell>
            <table:table-cell table:number-columns-repeated="2" table:style-name="ce25" office:value-type="string" calcext:value-type="string">
              <text:p>Muestra un mensaje de “Información” indicando la acción que se ha realizado, volviendo a la vista llamante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8" table:number-columns-repeated="1014"/>
          </table:table-row>
          <table:table-row table:style-name="ro1">
            <table:table-cell table:style-name="ce13"/>
            <table:table-cell table:style-name="ce26" office:value-type="string" calcext:value-type="string">
              <text:p>…</text:p>
            </table:table-cell>
            <table:table-cell table:style-name="ce26" table:number-columns-repeated="3"/>
            <table:table-cell table:style-name="ce41" table:content-validation-name="val1"/>
            <table:table-cell table:style-name="ce26"/>
            <table:table-cell table:style-name="ce47" table:number-columns-repeated="1014"/>
          </table:table-row>
        </table:table-row-group>
        <table:table-row table:style-name="ro1">
          <table:table-cell table:style-name="ce14"/>
          <table:table-cell table:style-name="ce27"/>
          <table:table-cell table:style-name="ce22" table:number-columns-repeated="1019"/>
        </table:table-row>
        <table:table-row table:style-name="ro1">
          <table:table-cell table:style-name="ce11"/>
          <table:table-cell table:style-name="ce23"/>
          <table:table-cell table:style-name="ce76" office:value-type="string" calcext:value-type="string" table:number-columns-spanned="5" table:number-rows-spanned="1">
            <text:p>3. Control de errores</text:p>
          </table:table-cell>
          <table:covered-table-cell table:number-columns-repeated="3" table:style-name="ce37"/>
          <table:covered-table-cell table:style-name="ce76"/>
          <table:table-cell table:style-name="ce22" table:number-columns-repeated="1014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</table:table-row>
          <table:table-row table:style-name="ro6">
            <table:table-cell table:style-name="ce13" office:value-type="string" calcext:value-type="string">
              <text:p>3.1</text:p>
            </table:table-cell>
            <table:table-cell table:style-name="ce26" office:value-type="string" calcext:value-type="string">
              <text:p>Comprobar los mensajes de tipo “Error”.</text:p>
            </table:table-cell>
            <table:table-cell table:style-name="ce26"/>
            <table:table-cell table:number-columns-repeated="2" table:style-name="ce26" office:value-type="string" calcext:value-type="string">
              <text:p>Se muestra el texto en una ventana de aviso y no vuelve a la vista anterior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  <table:table-row table:style-name="ro4">
            <table:table-cell table:style-name="ce13" office:value-type="string" calcext:value-type="string">
              <text:p>3.2</text:p>
            </table:table-cell>
            <table:table-cell table:style-name="ce26" office:value-type="string" calcext:value-type="string">
              <text:p>Comprobar los mensajes de tipo “Información”.</text:p>
            </table:table-cell>
            <table:table-cell table:style-name="ce26"/>
            <table:table-cell table:number-columns-repeated="2" table:style-name="ce26" office:value-type="string" calcext:value-type="string">
              <text:p>Se muestra el texto en una ventana informativa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</table:table-row>
        </table:table-row-group>
        <table:table-row table:style-name="ro1">
          <table:table-cell table:number-columns-repeated="1021"/>
        </table:table-row>
        <table:table-row table:style-name="ro1">
          <table:table-cell table:style-name="ce11"/>
          <table:table-cell table:style-name="ce23"/>
          <table:table-cell table:style-name="ce76" office:value-type="string" calcext:value-type="string" table:number-columns-spanned="5" table:number-rows-spanned="1">
            <text:p>4. Nuevo Ciclo de Pruebas</text:p>
          </table:table-cell>
          <table:covered-table-cell table:number-columns-repeated="3" table:style-name="ce37"/>
          <table:covered-table-cell table:style-name="ce76"/>
          <table:table-cell table:style-name="ce22" table:number-columns-repeated="1014"/>
        </table:table-row>
        <table:table-row-group>
          <table:table-row table:style-name="ro4">
            <table:table-cell table:style-name="ce12" office:value-type="string" calcext:value-type="string">
              <text:p>Condición</text:p>
            </table:table-cell>
            <table:table-cell table:style-name="ce24" office:value-type="string" calcext:value-type="string">
              <text:p>Condición de Prueba</text:p>
            </table:table-cell>
            <table:table-cell table:style-name="ce24" office:value-type="string" calcext:value-type="string">
              <text:p>Pasos a Seguir</text:p>
            </table:table-cell>
            <table:table-cell table:style-name="ce24" office:value-type="string" calcext:value-type="string">
              <text:p>Resultado Esperado</text:p>
            </table:table-cell>
            <table:table-cell table:style-name="ce24" office:value-type="string" calcext:value-type="string">
              <text:p>Resultado Obtenido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  <text:p>Acción a Realizar</text:p>
            </table:table-cell>
            <table:table-cell table:style-name="ce46" table:number-columns-repeated="1014"/>
          </table:table-row>
          <table:table-row table:style-name="ro8">
            <table:table-cell table:style-name="ce13" office:value-type="string" calcext:value-type="string">
              <text:p>4.1</text:p>
            </table:table-cell>
            <table:table-cell table:style-name="ce26" office:value-type="string" calcext:value-type="string">
              <text:p>…</text:p>
            </table:table-cell>
            <table:table-cell table:style-name="ce26" table:number-columns-repeated="3"/>
            <table:table-cell table:style-name="ce41" table:content-validation-name="val1"/>
            <table:table-cell table:style-name="ce26"/>
            <table:table-cell table:style-name="ce47" table:number-columns-repeated="1014"/>
          </table:table-row>
          <table:table-row table:style-name="ro8">
            <table:table-cell table:style-name="ce13" office:value-type="string" calcext:value-type="string">
              <text:p>4.2</text:p>
            </table:table-cell>
            <table:table-cell table:style-name="ce26" office:value-type="string" calcext:value-type="string">
              <text:p>…</text:p>
            </table:table-cell>
            <table:table-cell table:style-name="ce26" table:number-columns-repeated="3"/>
            <table:table-cell table:style-name="ce41" table:content-validation-name="val1"/>
            <table:table-cell table:style-name="ce26"/>
            <table:table-cell table:style-name="ce47" table:number-columns-repeated="1014"/>
          </table:table-row>
          <table:table-row table:style-name="ro8">
            <table:table-cell table:style-name="ce13" office:value-type="string" calcext:value-type="string">
              <text:p>4.3</text:p>
            </table:table-cell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</table:table-row>
          <table:table-row table:style-name="ro8">
            <table:table-cell table:style-name="ce13" office:value-type="string" calcext:value-type="string">
              <text:p>4.4</text:p>
            </table:table-cell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</table:table-row>
          <table:table-row table:style-name="ro8">
            <table:table-cell table:style-name="ce13" office:value-type="string" calcext:value-type="string">
              <text:p>4.5</text:p>
            </table:table-cell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</table:table-row>
          <table:table-row table:style-name="ro1">
            <table:table-cell table:style-name="ce16"/>
            <table:table-cell table:style-name="ce26" table:number-columns-repeated="2"/>
            <table:table-cell table:style-name="ce25"/>
            <table:table-cell table:style-name="ce26"/>
            <table:table-cell table:style-name="ce41" table:content-validation-name="val1"/>
            <table:table-cell table:style-name="ce25"/>
            <table:table-cell table:style-name="ce47" table:number-columns-repeated="1014"/>
          </table:table-row>
        </table:table-row-group>
        <table:table-row table:style-name="ro1" table:number-rows-repeated="1048531">
          <table:table-cell table:number-columns-repeated="1021"/>
        </table:table-row>
        <table:table-row table:style-name="ro1">
          <table:table-cell table:number-columns-repeated="1021"/>
        </table:table-row>
        <table:named-expressions>
          <table:named-range table:name="Excel_BuiltIn_Print_Area" table:base-cell-address="$Aux.$A$1" table:cell-range-address="$'Condiciones y Resultados'.$A$1:.$G$1048576" table:range-usable-as="print-range"/>
          <table:named-range table:name="Excel_BuiltIn_Print_Titles" table:base-cell-address="$Aux.$A$1" table:cell-range-address="$'Condiciones y Resultados'.$A$2:.$AMJ$14" table:range-usable-as="repeat-column repeat-row"/>
          <table:named-expression table:name="Excel_BuiltIn__FilterDatabase" table:base-cell-address="$Aux.$A$1" table:expression="#REF!"/>
        </table:named-expressions>
        <calcext:conditional-formats>
          <calcext:conditional-format calcext:target-range-address="'Condiciones y Resultados'.F34:'Condiciones y Resultados'.F35 'Condiciones y Resultados'.F39:'Condiciones y Resultados'.F44 'Condiciones y Resultados'.F18:'Condiciones y Resultados'.F22 'Condiciones y Resultados'.F26:'Condiciones y Resultados'.F30">
            <calcext:condition calcext:apply-style-name="Excel_CondFormat_2_1_1" calcext:value="formula-is(#REF!=&quot;Fail&quot;)" calcext:base-cell-address="'Condiciones y Resultados'.F18"/>
          </calcext:conditional-format>
        </calcext:conditional-formats>
      </table:table>
      <table:named-expressions>
        <table:named-range table:name="Estado" table:base-cell-address="$Aux.$A$1" table:cell-range-address="$Aux.$C$6:.$C$11"/>
      </table:named-expressions>
      <table:database-ranges>
        <table:database-range table:name="__Anonymous_Sheet_DB__1" table:target-range-address="'Condiciones y Resultados'.A15:'Condiciones y Resultados'.G2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/>
      <number:text>,</number:text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number number:decimal-places="0" loext:min-decimal-places="0" number:min-integer-digits="1" number:grouping="true"/>
      <number:text> pta</number:text>
    </number:number-style>
    <number:number-style style:name="N135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pta</number:text>
    </number:number-style>
    <number:number-style style:name="N138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2" style:volatile="true">
      <loext:text> </loext:text>
      <loext:fill-character> </loext:fill-character>
      <number:text>- pta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7P2" style:volatile="true">
      <loext:text> </loext:text>
      <loext:fill-character> </loext:fill-character>
      <number:text>-   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57P0" style:volatile="true">
      <number:day number:style="long"/>
      <number:text>/</number:text>
      <number:month number:style="long"/>
      <number:text>/</number:text>
      <number:year/>
    </number:date-style>
    <number:text-style style:name="N157">
      <number:text-content/>
      <style:map style:condition="value()&lt;=1.79769313486232E+308" style:apply-style-name="N157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CondFormat_5f_2_5f_1_5f_1" style:display-name="Excel_CondFormat_2_1_1" style:family="table-cell" style:parent-style-name="Default">
      <style:table-cell-properties fo:background-color="#ff0000"/>
    </style:style>
    <draw:marker draw:name="Fin_20_de_20_línea_20_1" draw:display-name="Fin de línea 1" svg:viewBox="0 0 20 30" svg:d="M10 0l-10 30h20z"/>
    <draw:marker draw:name="Puntas_20_de_20_flecha_20_1" draw:display-name="Puntas de flecha 1" svg:viewBox="0 0 20 30" svg:d="M10 0l-10 30h20z"/>
  </office:styles>
  <office:automatic-styles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0mm" fo:margin-left="10mm" fo:margin-right="10mm" style:first-page-number="continue" loext:scale-to-X="1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Aux" style:display-name="PageStyle_Au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diciones_20_y_20_Resultados" style:display-name="PageStyle_Condiciones y Resultados" style:page-layout-name="Mpm4">
      <style:header style:display="false"/>
      <style:header-left style:display="false"/>
      <style:footer style:display="false"/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diciones de Prueba y Resultados Esperados</dc:title>
    <meta:initial-creator>Coritel</meta:initial-creator>
    <meta:creation-date>2000-12-11T12:36:19</meta:creation-date>
    <dc:date>2024-02-28T22:47:02.567000000</dc:date>
    <meta:print-date>2005-02-01T17:30:33</meta:print-date>
    <meta:editing-duration>PT42M43S</meta:editing-duration>
    <meta:editing-cycles>15</meta:editing-cycles>
    <meta:generator>Trio_Office/6.2.8.2$Windows_x86 LibreOffice_project/</meta:generator>
    <meta:document-statistic meta:table-count="2" meta:cell-count="116" meta:object-count="0"/>
    <meta:user-defined meta:name="Content">Templates</meta:user-defined>
    <meta:user-defined meta:name="Description0">New as per Quality Improvement Project SixSigma in SAP</meta:user-defined>
    <meta:user-defined meta:name="Order">58000.0000000000</meta:user-defined>
    <meta:user-defined meta:name="Version0">3.0</meta:user-defined>
    <meta:user-defined meta:name="_AdHocReviewCycleID" meta:value-type="float">762756048</meta:user-defined>
    <meta:user-defined meta:name="_EmailSubject" meta:value-type="string">Ciclos de pruebas Microsoft</meta:user-defined>
    <meta:user-defined meta:name="_NewReviewCycle" meta:value-type="string"/>
    <meta:user-defined meta:name="_PreviousAdHocReviewCycleID" meta:value-type="float">-182261031</meta:user-defined>
    <meta:user-defined meta:name="_ReviewingToolsShownOnce" meta:value-type="string"/>
    <meta:user-defined meta:name="dIBP" meta:value-type="string">298.000000000000</meta:user-defined>
  </office:meta>
</office:document-meta>
</file>